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top="0cm" fo:margin-bottom="0.423cm" style:contextual-spacing="false" fo:text-align="center" style:justify-single-word="false" fo:orphans="2" fo:widows="2"/>
      <style:text-properties fo:font-variant="normal" fo:text-transform="none" fo:color="#24292f" loext:opacity="100%" style:font-name="apple-system" fo:font-size="12pt" fo:letter-spacing="normal" fo:font-style="normal" fo:font-weight="normal" officeooo:paragraph-rsid="000f17fa" fo:background-color="#ff8000"/>
    </style:style>
    <style:style style:name="P2" style:family="paragraph" style:parent-style-name="Text_20_body" style:list-style-name="L2">
      <style:paragraph-properties fo:margin-top="0cm" fo:margin-bottom="0.423cm" style:contextual-spacing="false" fo:text-align="center" style:justify-single-word="false" fo:orphans="2" fo:widows="2"/>
      <style:text-properties fo:font-variant="normal" fo:text-transform="none" fo:color="#24292f" loext:opacity="100%" style:font-name="apple-system" fo:font-size="12pt" fo:letter-spacing="normal" fo:font-style="normal" fo:font-weight="normal" officeooo:paragraph-rsid="000f17fa" fo:background-color="#ff8000"/>
    </style:style>
    <style:style style:name="P3" style:family="paragraph" style:parent-style-name="Text_20_body">
      <style:paragraph-properties fo:margin-top="0cm" fo:margin-bottom="0.423cm" style:contextual-spacing="false" fo:text-align="center" style:justify-single-word="false" fo:orphans="2" fo:widows="2"/>
      <style:text-properties fo:font-variant="normal" fo:text-transform="none" fo:color="#24292f" loext:opacity="100%" style:font-name="Lucida Sans Unicode" fo:font-size="16pt" fo:letter-spacing="normal" fo:font-style="italic" fo:font-weight="normal" officeooo:paragraph-rsid="00094280" style:font-size-asian="16pt" style:font-style-asian="italic" style:font-size-complex="16pt" style:font-style-complex="italic"/>
    </style:style>
    <style:style style:name="P4" style:family="paragraph" style:parent-style-name="Text_20_body">
      <style:paragraph-properties fo:margin-top="0cm" fo:margin-bottom="0.423cm" style:contextual-spacing="false" fo:text-align="center" style:justify-single-word="false" fo:orphans="2" fo:widows="2"/>
      <style:text-properties fo:font-variant="normal" fo:text-transform="none" fo:color="#24292f" loext:opacity="100%" style:font-name="Caladea" fo:font-size="12pt" fo:letter-spacing="normal" fo:font-style="normal" fo:font-weight="normal" officeooo:paragraph-rsid="00094280" style:font-style-asian="normal" style:font-style-complex="normal"/>
    </style:style>
    <style:style style:name="P5" style:family="paragraph" style:parent-style-name="Text_20_body">
      <style:paragraph-properties fo:margin-top="0cm" fo:margin-bottom="0.423cm" style:contextual-spacing="false" fo:text-align="center" style:justify-single-word="false" fo:orphans="2" fo:widows="2"/>
      <style:text-properties fo:font-variant="normal" fo:text-transform="none" fo:color="#24292f" loext:opacity="100%" style:font-name="Caladea" fo:font-size="12pt" fo:letter-spacing="normal" fo:font-style="normal" fo:font-weight="normal" officeooo:paragraph-rsid="000a78d0" fo:background-color="#ff8000"/>
    </style:style>
    <style:style style:name="P6" style:family="paragraph" style:parent-style-name="Text_20_body">
      <style:paragraph-properties fo:margin-top="0cm" fo:margin-bottom="0.423cm" style:contextual-spacing="false" fo:text-align="start" style:justify-single-word="false" fo:orphans="2" fo:widows="2"/>
      <style:text-properties fo:font-variant="normal" fo:text-transform="none" fo:color="#24292f" loext:opacity="100%" style:font-name="Caladea" fo:font-size="12pt" fo:letter-spacing="normal" fo:font-style="normal" fo:font-weight="normal" officeooo:paragraph-rsid="000a78d0" fo:background-color="#ff8000"/>
    </style:style>
    <style:style style:name="P7" style:family="paragraph" style:parent-style-name="Text_20_body">
      <style:paragraph-properties fo:margin-top="0cm" fo:margin-bottom="0.423cm" style:contextual-spacing="false" fo:text-align="center" style:justify-single-word="false" fo:orphans="2" fo:widows="2"/>
      <style:text-properties fo:font-variant="normal" fo:text-transform="none" fo:color="#24292f" loext:opacity="100%" style:font-name="Caladea" fo:font-size="12pt" fo:letter-spacing="normal" fo:font-style="normal" fo:font-weight="normal" officeooo:paragraph-rsid="000a78d0" fo:background-color="#ff8000" style:font-weight-asian="normal" style:font-weight-complex="normal"/>
    </style:style>
    <style:style style:name="P8" style:family="paragraph" style:parent-style-name="Text_20_body">
      <style:paragraph-properties fo:margin-top="0cm" fo:margin-bottom="0.423cm" style:contextual-spacing="false" fo:text-align="start" style:justify-single-word="false" fo:orphans="2" fo:widows="2"/>
      <style:text-properties fo:font-variant="normal" fo:text-transform="none" fo:color="#24292f" loext:opacity="100%" style:font-name="Caladea" fo:font-size="12pt" fo:letter-spacing="normal" fo:font-style="normal" fo:font-weight="normal" officeooo:paragraph-rsid="000b1d68"/>
    </style:style>
    <style:style style:name="P9" style:family="paragraph" style:parent-style-name="Text_20_body">
      <style:paragraph-properties fo:margin-top="0cm" fo:margin-bottom="0.423cm" style:contextual-spacing="false" fo:text-align="start" style:justify-single-word="false" fo:orphans="2" fo:widows="2"/>
      <style:text-properties fo:font-variant="normal" fo:text-transform="none" fo:color="#24292f" loext:opacity="100%" style:font-name="Caladea" fo:font-size="12pt" fo:letter-spacing="normal" fo:font-style="normal" fo:font-weight="normal" officeooo:paragraph-rsid="000a78d0"/>
    </style:style>
    <style:style style:name="P10" style:family="paragraph" style:parent-style-name="Text_20_body">
      <style:paragraph-properties fo:margin-top="0cm" fo:margin-bottom="0.423cm" style:contextual-spacing="false" fo:text-align="start" style:justify-single-word="false" fo:orphans="2" fo:widows="2"/>
      <style:text-properties fo:font-variant="normal" fo:text-transform="none" fo:color="#24292f" loext:opacity="100%" style:font-name="Caladea" fo:font-size="12pt" fo:letter-spacing="normal" fo:font-style="normal" fo:font-weight="normal" officeooo:rsid="000b1d68" officeooo:paragraph-rsid="000b1d68"/>
    </style:style>
    <style:style style:name="P11" style:family="paragraph" style:parent-style-name="Text_20_body">
      <style:paragraph-properties fo:margin-top="0cm" fo:margin-bottom="0.423cm" style:contextual-spacing="false" fo:text-align="start" style:justify-single-word="false" fo:orphans="2" fo:widows="2"/>
      <style:text-properties fo:font-variant="normal" fo:text-transform="none" fo:color="#24292f" loext:opacity="100%" style:font-name="Caladea" fo:font-size="12pt" fo:letter-spacing="normal" fo:font-style="normal" fo:font-weight="normal" officeooo:rsid="000cf618" officeooo:paragraph-rsid="000cf618"/>
    </style:style>
    <style:style style:name="P12" style:family="paragraph" style:parent-style-name="Text_20_body">
      <style:paragraph-properties fo:margin-top="0cm" fo:margin-bottom="0.423cm" style:contextual-spacing="false" fo:text-align="center" style:justify-single-word="false" fo:orphans="2" fo:widows="2"/>
      <style:text-properties fo:font-variant="normal" fo:text-transform="none" fo:color="#24292f" loext:opacity="100%" style:font-name="Caladea" fo:font-size="12pt" fo:letter-spacing="normal" fo:font-style="normal" fo:font-weight="normal" officeooo:paragraph-rsid="000a78d0"/>
    </style:style>
    <style:style style:name="P13" style:family="paragraph" style:parent-style-name="Text_20_body">
      <style:paragraph-properties fo:margin-top="0cm" fo:margin-bottom="0.423cm" style:contextual-spacing="false" fo:text-align="center" style:justify-single-word="false" fo:orphans="2" fo:widows="2"/>
      <style:text-properties fo:font-variant="normal" fo:text-transform="none" fo:color="#24292f" loext:opacity="100%" style:font-name="Caladea" fo:font-size="12pt" fo:letter-spacing="normal" fo:font-style="normal" fo:font-weight="normal" officeooo:paragraph-rsid="000cf618"/>
    </style:style>
    <style:style style:name="P14" style:family="paragraph" style:parent-style-name="Text_20_body">
      <style:paragraph-properties fo:margin-top="0cm" fo:margin-bottom="0.423cm" style:contextual-spacing="false" fo:text-align="center" style:justify-single-word="false" fo:orphans="2" fo:widows="2"/>
      <style:text-properties fo:font-variant="normal" fo:text-transform="none" fo:color="#24292f" loext:opacity="100%" style:font-name="Caladea" fo:font-size="12pt" fo:letter-spacing="normal" fo:font-style="normal" fo:font-weight="normal" officeooo:paragraph-rsid="000f17fa"/>
    </style:style>
    <style:style style:name="P15" style:family="paragraph" style:parent-style-name="Text_20_body">
      <style:paragraph-properties fo:margin-top="0cm" fo:margin-bottom="0.423cm" style:contextual-spacing="false" fo:text-align="start" style:justify-single-word="false" fo:orphans="2" fo:widows="2"/>
      <style:text-properties fo:font-variant="normal" fo:text-transform="none" fo:color="#24292f" loext:opacity="100%" style:font-name="Caladea" fo:font-size="12pt" fo:letter-spacing="normal" fo:font-style="normal" fo:font-weight="normal" officeooo:paragraph-rsid="000a78d0" fo:background-color="transparent"/>
    </style:style>
    <style:style style:name="T1" style:family="text">
      <style:text-properties officeooo:rsid="000e8673"/>
    </style:style>
    <style:style style:name="T2" style:family="text">
      <style:text-properties officeooo:rsid="00094280" style:font-weight-asian="normal" style:font-weight-complex="normal"/>
    </style:style>
    <style:style style:name="T3" style:family="text">
      <style:text-properties officeooo:rsid="000b1d68"/>
    </style:style>
    <style:style style:name="T4" style:family="text">
      <style:text-properties fo:background-color="#ff8000" loext:char-shading-value="0"/>
    </style:style>
    <style:style style:name="T5" style:family="text">
      <style:text-properties fo:background-color="#ff8000" loext:char-shading-value="0"/>
    </style:style>
    <style:style style:name="T6" style:family="text">
      <style:text-properties fo:background-color="#ffa6a6" loext:char-shading-value="0"/>
    </style:style>
    <style:style style:name="T7" style:family="text">
      <style:text-properties officeooo:rsid="000e0ae2"/>
    </style:style>
    <style:style style:name="T8" style:family="text">
      <style:text-properties style:font-name="apple-system"/>
    </style:style>
    <style:style style:name="T9" style:family="text">
      <style:text-properties style:font-name="apple-system" officeooo:rsid="000d5eac"/>
    </style:style>
    <style:style style:name="T10" style:family="text">
      <style:text-properties style:font-name="apple-system" fo:background-color="#ff8000" loext:char-shading-value="0"/>
    </style:style>
    <style:style style:name="T11" style:family="text">
      <style:text-properties style:font-name="apple-system" officeooo:rsid="000d5eac" fo:background-color="#ff8000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<text:span text:style-name="T2">EJERCICIOS_TERMINAL_1_25</text:span></text:p>
      <text:p text:style-name="P4"><text:span text:style-name="T2"/></text:p>
      <text:p text:style-name="P5">Listar todos los archivos del directorio bin.</text:p>
      <text:p text:style-name="P8">ls </text:p>
      <text:p text:style-name="P8"><text:span text:style-name="T3">cd </text:span>bin</text:p>
      <text:p text:style-name="P10">ls -s</text:p>
      <text:p text:style-name="P10"/>
      <text:p text:style-name="P11">podemos hacer los comandos sin tener que ir a la carpeta en questión utilizando /</text:p>
      <text:p text:style-name="P11">es decir: <text:span text:style-name="T6">ls /bin</text:span></text:p>
      <text:p text:style-name="P5">Listar todos los archivos del directorio tmp.</text:p>
      <text:p text:style-name="P10">Cd ..</text:p>
      <text:p text:style-name="P8">ls </text:p>
      <text:p text:style-name="P8"><text:span text:style-name="T3">cd tmp</text:span></text:p>
      <text:p text:style-name="P10">ls -s</text:p>
      <text:p text:style-name="P5">Listar todos los archivos del directorio etc que empiecen por t en orden inverso.</text:p>
      <text:p text:style-name="P8"><text:span text:style-name="T3">Cd ..</text:span></text:p>
      <text:p text:style-name="P10">ls</text:p>
      <text:p text:style-name="P10">cd etc</text:p>
      <text:p text:style-name="P8">ls –r t*</text:p>
      <text:p text:style-name="P5">Listar todos los archivos del directorio dev que empiecen por tty y tengan 5 caracteres.</text:p>
      <text:p text:style-name="P8"><text:span text:style-name="T3">Cd ..</text:span></text:p>
      <text:p text:style-name="P10">ls</text:p>
      <text:p text:style-name="P10">cd dev</text:p>
      <text:p text:style-name="P8">ls <text:span text:style-name="T3">tty??</text:span></text:p>
      <text:p text:style-name="P8"/>
      <text:p text:style-name="P8"><text:soft-page-break/></text:p>
      <text:p text:style-name="P7">Listar todos los archivos del directorio dev que empiecen por tty y acaben en 1,2,3 ó 4.</text:p>
      <text:p text:style-name="P10">Cd ..</text:p>
      <text:p text:style-name="P8">ls </text:p>
      <text:p text:style-name="P10">cd dev</text:p>
      <text:p text:style-name="P8"><text:span text:style-name="T3">ls tty*[1-4]</text:span></text:p>
      <text:p text:style-name="P5">Listar todos los archivos del directorio dev que empiecen por t y acaben en C1.</text:p>
      <text:p text:style-name="P10">Cd ..</text:p>
      <text:p text:style-name="P10">ls</text:p>
      <text:p text:style-name="P10">cd dev</text:p>
      <text:p text:style-name="P8"><text:span text:style-name="T3">ls t*c1</text:span></text:p>
      <text:p text:style-name="P12"><text:span text:style-name="T5">Listar todos los archivos, incluidos los ocultos, del directorio raíz.</text:span></text:p>
      <text:p text:style-name="P8"><text:span text:style-name="T3">Cd ..</text:span></text:p>
      <text:p text:style-name="P8">ls –a /</text:p>
      <text:p text:style-name="P5">Listar todos los archivos del directorio etc que no empiecen por t.</text:p>
      <text:p text:style-name="P8"><text:span text:style-name="T3">Cd ..</text:span></text:p>
      <text:p text:style-name="P8">ls </text:p>
      <text:p text:style-name="P8"><text:span text:style-name="T3">cd etc</text:span></text:p>
      <text:p text:style-name="P8"><text:span text:style-name="T3">ls </text:span>–d [^t]*</text:p>
      <text:p text:style-name="P5">Listar todos los archivos del directorio usr y sus subdirectorios.</text:p>
      <text:p text:style-name="P10">Cd ..</text:p>
      <text:p text:style-name="P10">ls</text:p>
      <text:p text:style-name="P10">cd usr</text:p>
      <text:p text:style-name="P8">Ls –R</text:p>
      <text:p text:style-name="P8"/>
      <text:p text:style-name="P5">Cambiarse al directorio tmp, crear directorio PRUEBA.</text:p>
      <text:p text:style-name="P8"><text:soft-page-break/><text:span text:style-name="T3">Cd ..</text:span></text:p>
      <text:p text:style-name="P8"><text:span text:style-name="T3">ls </text:span></text:p>
      <text:p text:style-name="P8"><text:span text:style-name="T3">cd tmp</text:span></text:p>
      <text:p text:style-name="P8">mkdir PRUEBA</text:p>
      <text:p text:style-name="P5">Verificar <text:span text:style-name="T7">cual es el directorio actual.</text:span></text:p>
      <text:p text:style-name="P9"><text:span text:style-name="T3">p</text:span>wd</text:p>
      <text:p text:style-name="P5">Mostrar el día y la hora actual.</text:p>
      <text:p text:style-name="P9">date</text:p>
      <text:p text:style-name="P5">Con un solo comando posicionarse en el directorio HOME.</text:p>
      <text:p text:style-name="P9">cd /home</text:p>
      <text:p text:style-name="P13"><text:span text:style-name="T5">Verificar que se está en él.</text:span></text:p>
      <text:p text:style-name="P13">pwd</text:p>
      <text:p text:style-name="P5">Listar todos los ficheros del directorio <text:span text:style-name="T7">$</text:span>HOME mostrando su número de inodo.</text:p>
      <text:p text:style-name="P9">ls -i</text:p>
      <text:p text:style-name="P12"><text:span text:style-name="T5">Borrar todos los archivos y directorios visibles de vuestro directorio PRUEBA.</text:span></text:p>
      <text:p text:style-name="P15">rm -rf PRUEBA/*</text:p>
      <text:p text:style-name="P5">Crear los directorios dir1, dir2 y dir3 en el directorio PRUEBA. Dentro de dir1 crear el directorio dir11. Dentro del directorio dir3 crear el directorio dir31. Dentro del directorio dir31, crear los directorios dir311 y dir312.</text:p>
      <text:p text:style-name="P9">mkdir PRUEBA/dir1</text:p>
      <text:p text:style-name="P9">mkdir PRUEBA/dir1/dir11</text:p>
      <text:p text:style-name="P9">mkdir PRUEBA/dir2</text:p>
      <text:p text:style-name="P9">mkdir PRUEBA/dir3</text:p>
      <text:p text:style-name="P9">mkdir PRUEBA/dir3/dir31</text:p>
      <text:p text:style-name="P9">mkdir PRUEBA/dir3/dir31/dir311</text:p>
      <text:p text:style-name="P9">mkdir PRUEBA/dir3/dir31/dir312</text:p>
      <text:p text:style-name="P9"/>
      <text:p text:style-name="P5"><text:soft-page-break/>Copiar el archivo /etc/<text:span text:style-name="T7">group</text:span> a un archivo llamado mensaje de vuestro directorio PRUEBA.</text:p>
      <text:p text:style-name="P9">sudo touch /etc/<text:span text:style-name="T7">group</text:span> PRUEBA/mensaje</text:p>
      <text:p text:style-name="P14"><text:span text:style-name="T10">Copiar los archivos del directorio rc</text:span><text:span text:style-name="T11">1</text:span><text:span text:style-name="T10">.d que se encuentra</text:span><text:span text:style-name="T11">n</text:span><text:span text:style-name="T10"> en /etc al directorio dir31 </text:span><text:span text:style-name="T11">creado en tu carpeta personal.</text:span></text:p>
      <text:p text:style-name="P14"><text:span text:style-name="T11"/></text:p>
      <text:p text:style-name="P1"><text:span text:style-name="T1">Copia en</text:span> dir311 los archivos de /bin que tengan una a como segunda letra y su nombre tenga cuatro letras.</text:p>
      <text:p text:style-name="P9"/>
      <text:p text:style-name="P1">Mover el directorio dir31 y sus subdirectorios debajo de dir2.</text:p>
      <text:p text:style-name="P9"/>
      <text:p text:style-name="P1">Mostrar por pantalla los archivos ordinarios del directorio HOME y sus subdirectorios.</text:p>
      <text:p text:style-name="P9"/>
      <text:p text:style-name="P1">Borrar los archivos y directorios de dir1, incluido el propio directorio.</text:p>
      <text:p text:style-name="P9"/>
      <text:p text:style-name="P5">Mover el directorio dir31 y sus subdirectorios debajo de dir2.</text:p>
      <text:p text:style-name="P9"/>
      <text:p text:style-name="P1">Copiar al directorio dir312 los ficheros del directorio /dev que empiecen por t, acaben en una letra que vaya de la a a la b y tengan cinco letras en su nombre.</text:p>
      <text:p text:style-name="P9"/>
      <text:list xml:id="list3884413570" text:style-name="L2">
        <text:list-header>
          <text:p text:style-name="P2">Borrar los archivos de dir312 que no acaben en b y tengan una q como cuarta letra.</text:p>
        </text:list-header>
      </text:list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17:34:15.495000000</meta:creation-date>
    <dc:date>2022-12-07T20:51:01.916000000</dc:date>
    <meta:editing-duration>PT5H46M20S</meta:editing-duration>
    <meta:editing-cycles>5</meta:editing-cycles>
    <meta:generator>LibreOffice/7.3.4.2$Windows_X86_64 LibreOffice_project/728fec16bd5f605073805c3c9e7c4212a0120dc5</meta:generator>
    <meta:document-statistic meta:table-count="0" meta:image-count="0" meta:object-count="0" meta:page-count="4" meta:paragraph-count="80" meta:word-count="461" meta:character-count="2607" meta:non-whitespace-character-count="2221"/>
  </office:meta>
</office:document-meta>
</file>